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text:bookmark text:name="_Toc220067958"/>Departure</text:h>
      <text:p text:style-name="Text_20_body">They left Berryvale early morning on the eighteenth day of the <text:span text:style-name="T1">Month of the Red Leaves</text:span>, the third day of the winter season according to the <text:span text:style-name="T2">Silvit</text:span> calendar. It was still dark when the five riders, their mounts and two sturdy pack horses set out. The moon was almost full but didn’t cast enough light through the forest to go along the trail without lamps. The air was crisp and silent. They soon reached Elibūr, and as they went through the village to catch the South Road, Paul was surprised to see that quite a few people were up, waiting to wish them a good journey.</text:p>
      <text:p text:style-name="Text_20_body">Tara and Garnolf were standing in front of the Red Sandal, with a few wraps.</text:p>
      <text:p text:style-name="Text_20_body">“Something to keep you going,” explained the innkeeper’s wife, handing her packages to Archibald. “The young ones need to eat more than dry meat and fruit paste.”</text:p>
      <text:p text:style-name="Text_20_body">“Many thanks, Tara. And do not worry; I will make sure they eat as they should.”</text:p>
      <text:p text:style-name="Text_20_body">In front of his smithy, Gareth was waiting for them to wish them well.</text:p>
      <text:p text:style-name="Text_20_body">“Keep practicing your stances and moves, Paul. I expect you to have greatly improved your skills when you come back.”</text:p>
      <text:p text:style-name="Text_20_body">“I’ll do my best,” promised Paul.</text:p>
      <text:p text:style-name="Text_20_body">Elliott stood straighter on his saddle when he saw Marni smiling at him, standing at her father side. She was still in her nightgown, her gold and red hair spilling on the shoulders of the thick woolen coat she had put on top to ward off the pre-dawn chill. She stepped to Elliott’s side, handing him a red scarf.</text:p>
      <text:p text:style-name="Text_20_body">“That’s for the cold nights on the road. Take care of yourself… and maybe you can bring me back some perfume,” she said to the blushing boy.</text:p>
      <text:p text:style-name="Text_20_body">“Uh… Sure. Thanks. I’ll do my best,” he said.</text:p>
      <text:p text:style-name="Text_20_body">Paul noticed Sédri and Marni exchanging a look and a nod behind his friend’s back. Apparently Elliott would be watched over and not allowed to come back empty handed.</text:p>
      <text:p text:style-name="Text_20_body">A bit farther, the travelers passed in front of the house where Matis and his family lived. They were all at the windows, wishing them a happy journey. Matis ran outside to toss a small pocket knife to Paul.</text:p>
      <text:p text:style-name="Text_20_body">“For good luck,” he said.</text:p>
      <text:p text:style-name="Text_20_body">“Wow, thanks Matis. I’m sure it’ll come very handy.”</text:p>
      <text:p text:style-name="Text_20_body">Matis nodded happily and ran back inside.</text:p>
      <text:p text:style-name="Text_20_body">Paul could not help but feel proud to be in the traveling party. Visibly, taking a trip to the <text:span text:style-name="T3">Southlands</text:span> was something important.</text:p>
      <text:p text:style-name="Text_20_body">They soon reached the bridge over the Honeywine, and on the other side, the crossroad. The road on their left led to Elms Crossing and the Plains; the one going straight led to the depths of the Great Forest, to the mountains and the passes onto the <text:span text:style-name="T3">Southlands</text:span>. They went straight ahead. The few lights of <text:span text:style-name="T2">Elibūr</text:span> vanished behind the trees, they passed a few dark dwellings, and suddenly they were alone on the road.</text:p>
      <text:p text:style-name="Text_20_body">As the riders faded in the night, a shadow stepped out of the forest. Karn started back toward the village, a thin satisfied smile on his face. Timon had sent him a pigeon courier the previous day: all was in place. He would stay a few more days in <text:span text:style-name="T2">Elibūr</text:span>, just to be sure no-one would connect him with the fate that waited the traveler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ves Savourel</meta:initial-creator>
    <meta:creation-date>2009-03-05T11:01:44.26</meta:creation-date>
    <dc:date>2009-03-05T11:07:22.21</dc:date>
    <dc:creator>Yves Savourel</dc:creator>
    <meta:editing-duration>PT00H05M44S</meta:editing-duration>
    <meta:editing-cycles>3</meta:editing-cycles>
    <meta:generator>OpenOffice.org/3.0$Win32 OpenOffice.org_project/300m9$Build-9358</meta:generator>
    <meta:document-statistic meta:table-count="0" meta:image-count="0" meta:object-count="0" meta:page-count="2" meta:paragraph-count="19" meta:word-count="561" meta:character-count="2988"/>
  </office:meta>
</office:document-meta>
</file>